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c4269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c4269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c4269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c4269"/>
    </style:style>
    <style:style style:name="P5" style:family="paragraph" style:parent-style-name="Footnote">
      <style:text-properties officeooo:rsid="049c13da"/>
    </style:style>
    <style:style style:name="P6" style:family="paragraph" style:parent-style-name="Footnote">
      <style:text-properties officeooo:rsid="049c13da" officeooo:paragraph-rsid="049c13da"/>
    </style:style>
    <style:style style:name="P7" style:family="paragraph" style:parent-style-name="Footnote">
      <style:text-properties officeooo:rsid="049ef86b" officeooo:paragraph-rsid="049ef86b"/>
    </style:style>
    <style:style style:name="P8" style:family="paragraph" style:parent-style-name="Footnote">
      <style:text-properties officeooo:rsid="04a247ce" officeooo:paragraph-rsid="04a247ce"/>
    </style:style>
    <style:style style:name="T1" style:family="text">
      <style:text-properties officeooo:rsid="04ae5aa5"/>
    </style:style>
    <style:style style:name="T2" style:family="text">
      <style:text-properties style:font-name="Sanskrit 2003" fo:font-size="13pt" fo:font-weight="bold" style:font-size-asian="13pt" style:font-weight-asian="bold" style:font-name-complex="Sanskrit 2003" style:font-size-complex="13pt" style:font-weight-complex="bold"/>
    </style:style>
    <style:style style:name="T3" style:family="text">
      <style:text-properties style:font-name="Sanskrit 2003" fo:font-size="13pt" fo:font-weight="bold" officeooo:rsid="049adfc0" style:font-size-asian="13pt" style:font-weight-asian="bold" style:font-name-complex="Sanskrit 2003" style:font-size-complex="13pt" style:font-weight-complex="bold"/>
    </style:style>
    <style:style style:name="T4" style:family="text">
      <style:text-properties style:font-name="Sanskrit 2003" fo:font-size="13pt" style:font-size-asian="13pt" style:font-name-complex="Sanskrit 2003" style:font-size-complex="13pt"/>
    </style:style>
    <style:style style:name="T5" style:family="text">
      <style:text-properties style:font-name="Sanskrit 2003" fo:font-size="13pt" officeooo:rsid="049c13da" style:font-size-asian="13pt" style:font-name-complex="Sanskrit 2003" style:font-size-complex="13pt"/>
    </style:style>
    <style:style style:name="T6" style:family="text">
      <style:text-properties style:font-name="Sanskrit 2003" fo:font-size="13pt" officeooo:rsid="0496ced4" style:font-size-asian="13pt" style:font-name-complex="Sanskrit 2003" style:font-size-complex="13pt"/>
    </style:style>
    <style:style style:name="T7" style:family="text">
      <style:text-properties style:font-name="Sanskrit 2003" fo:font-size="13pt" officeooo:rsid="049c9dbc" style:font-size-asian="13pt" style:font-name-complex="Sanskrit 2003" style:font-size-complex="13pt"/>
    </style:style>
    <style:style style:name="T8" style:family="text">
      <style:text-properties style:font-name="Sanskrit 2003" fo:font-size="13pt" officeooo:rsid="049d2c8f" style:font-size-asian="13pt" style:font-name-complex="Sanskrit 2003" style:font-size-complex="13pt"/>
    </style:style>
    <style:style style:name="T9" style:family="text">
      <style:text-properties style:font-name="Sanskrit 2003" fo:font-size="13pt" officeooo:rsid="049e4ae9" style:font-size-asian="13pt" style:font-name-complex="Sanskrit 2003" style:font-size-complex="13pt"/>
    </style:style>
    <style:style style:name="T10" style:family="text">
      <style:text-properties style:font-name="Sanskrit 2003" fo:font-size="13pt" officeooo:rsid="04977819" style:font-size-asian="13pt" style:font-name-complex="Sanskrit 2003" style:font-size-complex="13pt"/>
    </style:style>
    <style:style style:name="T11" style:family="text">
      <style:text-properties style:font-name="Sanskrit 2003" fo:font-size="13pt" officeooo:rsid="049e9c9e" style:font-size-asian="13pt" style:font-name-complex="Sanskrit 2003" style:font-size-complex="13pt"/>
    </style:style>
    <style:style style:name="T12" style:family="text">
      <style:text-properties style:font-name="Sanskrit 2003" fo:font-size="13pt" officeooo:rsid="049ec68d" style:font-size-asian="13pt" style:font-name-complex="Sanskrit 2003" style:font-size-complex="13pt"/>
    </style:style>
    <style:style style:name="T13" style:family="text">
      <style:text-properties style:font-name="Sanskrit 2003" fo:font-size="13pt" officeooo:rsid="049ef86b" style:font-size-asian="13pt" style:font-name-complex="Sanskrit 2003" style:font-size-complex="13pt"/>
    </style:style>
    <style:style style:name="T14" style:family="text">
      <style:text-properties officeooo:rsid="049ef86b"/>
    </style:style>
    <style:style style:name="T15" style:family="text">
      <style:text-properties officeooo:rsid="04a1019c"/>
    </style:style>
    <style:style style:name="T16" style:family="text">
      <style:text-properties officeooo:rsid="04977819"/>
    </style:style>
    <style:style style:name="T17" style:family="text">
      <style:text-properties officeooo:rsid="04985518"/>
    </style:style>
    <style:style style:name="T18" style:family="text">
      <style:text-properties officeooo:rsid="049fdb3b"/>
    </style:style>
    <style:style style:name="T19" style:family="text">
      <style:text-properties officeooo:rsid="04a247ce"/>
    </style:style>
    <style:style style:name="T20" style:family="text">
      <style:text-properties officeooo:rsid="04a5e6e1"/>
    </style:style>
    <style:style style:name="T21" style:family="text">
      <style:text-properties officeooo:rsid="04a2ba38"/>
    </style:style>
    <style:style style:name="T22" style:family="text">
      <style:text-properties officeooo:rsid="04a40ac5"/>
    </style:style>
    <style:style style:name="T23" style:family="text">
      <style:text-properties officeooo:rsid="04a7a00f"/>
    </style:style>
    <style:style style:name="T24" style:family="text">
      <style:text-properties fo:color="#000000"/>
    </style:style>
    <style:style style:name="T25" style:family="text">
      <style:text-properties fo:color="#000000" officeooo:rsid="04a7a00f"/>
    </style:style>
    <style:style style:name="T26" style:family="text">
      <style:text-properties fo:color="#000000" officeooo:rsid="04a81b5c"/>
    </style:style>
    <style:style style:name="T27" style:family="text">
      <style:text-properties fo:color="#000000" officeooo:rsid="04ae5aa5"/>
    </style:style>
    <style:style style:name="T28" style:family="text">
      <style:text-properties fo:color="#000000" officeooo:rsid="04985518"/>
    </style:style>
    <style:style style:name="T29" style:family="text">
      <style:text-properties officeooo:rsid="04a9b095"/>
    </style:style>
    <style:style style:name="T30" style:family="text">
      <style:text-properties officeooo:rsid="04a9f55f"/>
    </style:style>
    <style:style style:name="T31" style:family="text">
      <style:text-properties officeooo:rsid="04ad74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चतुश्चत्वारिंशोऽध्यायः । </text:p>
      <text:p text:style-name="P4"><text:span text:style-name="T2">वासुदेवादिप्रतिमालक्ष</text:span><text:span text:style-name="T3">णानि</text:span><text:span text:style-name="T4"><text:line-break/>भगवानुवाच -<text:line-break/>वासुदेवादिप्रतिमालक्षणं प्रवदामि ते । <text:line-break/>प्रासादस्योत्तरे पूर्वमुखीं वा चोत्तरानना</text:span><text:span text:style-name="T5">म्</text:span><text:span text:style-name="T4"> ॥१</text:span><text:span text:style-name="T6">॥</text:span><text:span text:style-name="T4"> <text:line-break/>संस्थाप्य पूज्य च बलिं दत्वा</text:span><text:span text:style-name="T5">ऽ</text:span><text:span text:style-name="T4">थो मध्यसूत्रक</text:span><text:span text:style-name="T5">म्</text:span><text:span text:style-name="T4"> । <text:s/><text:line-break/>शिलां शिल्पी तु नवधा विभज्य नवमेऽंशके ॥२</text:span><text:span text:style-name="T6">॥</text:span><text:span text:style-name="T4"> <text:line-break/>सू</text:span><text:span text:style-name="T5">र्य</text:span><text:span text:style-name="T4">भक्त</text:span><text:span text:style-name="T5">े</text:span><text:span text:style-name="T5"><text:note text:id="ftn385" text:note-class="footnote"><text:note-citation>1</text:note-citation><text:note-body><text:p text:style-name="P6">सूर्ये भक्ते</text:p></text:note-body></text:note></text:span><text:span text:style-name="T4"> शिलायां तु भागं स्वाङ्गुलमुच्यते । <text:line-break/>द्व्यङ्गुलं गोलकं नाम्ना </text:span><text:span text:style-name="T4"><text:note text:id="ftn386" text:note-class="footnote"><text:note-citation>2</text:note-citation><text:note-body><text:p text:style-name="P5">कलानेत्रं</text:p></text:note-body></text:note></text:span><text:span text:style-name="T4">कालनेत्रं तदुच्यते ॥३</text:span><text:span text:style-name="T6">॥</text:span><text:span text:style-name="T4"> <text:line-break/>भागमेकं त्रिधा </text:span><text:span text:style-name="T5">कृत्वा</text:span><text:span text:style-name="T4"> पार्ष्णिभागं प्रकल्पयेत् । <text:line-break/>भागमेकं तथा जानौ ग्रीवायां भागमेव च ॥४</text:span><text:span text:style-name="T6">॥</text:span><text:span text:style-name="T4"> <text:line-break/>मुकुटं तालमात्रं स्यात्तालमात्रं तया मुख</text:span><text:span text:style-name="T7">म्</text:span><text:span text:style-name="T4"> । <text:s/><text:line-break/>तालेनैकेन कण्ठ</text:span><text:span text:style-name="T7">ं तु</text:span><text:span text:style-name="T4"> तालेन हृदयं तथा ॥५</text:span><text:span text:style-name="T6">॥</text:span><text:span text:style-name="T4"> <text:line-break/>नाभिमेढ्रान्तरन्तालं द्वितालावूरुकौ तथा । <text:line-break/>तालद्वयेन जङ्घा स्यात्सूत्राणि शृणु साम्प्रत</text:span><text:span text:style-name="T7">म्</text:span><text:span text:style-name="T4"> ॥६</text:span><text:span text:style-name="T6">॥</text:span><text:span text:style-name="T4"> <text:line-break/>का</text:span><text:span text:style-name="T7">र्यं</text:span><text:span text:style-name="T4"> सूत्रद्वयं पादे जङ्घामध्ये तथा</text:span><text:span text:style-name="T7">ऽ</text:span><text:span text:style-name="T4">पर</text:span><text:span text:style-name="T7">म्</text:span><text:span text:style-name="T4"> । <text:line-break/>जानौ सूत्रद्वयं का</text:span><text:span text:style-name="T7">र्य</text:span><text:span text:style-name="T4">मूरूमध्ये तथा</text:span><text:span text:style-name="T7">ऽ</text:span><text:span text:style-name="T4">पर</text:span><text:span text:style-name="T7">म्</text:span><text:span text:style-name="T4"> ॥७</text:span><text:span text:style-name="T6">॥</text:span><text:span text:style-name="T4"> <text:line-break/>मेढ्रे तथा</text:span><text:span text:style-name="T7">ऽ</text:span><text:span text:style-name="T4">परं का</text:span><text:span text:style-name="T7">र्यं</text:span><text:span text:style-name="T4"> कट्यां सूत्र</text:span><text:span text:style-name="T7">ं त</text:span><text:span text:style-name="T4">था</text:span><text:span text:style-name="T7">ऽ</text:span><text:span text:style-name="T4">पर</text:span><text:span text:style-name="T7">म्</text:span><text:span text:style-name="T4"> । <text:line-break/>मेखलाबन्धसिद्ध्यर्थं नाभ्यां चैवापरन्तथा ॥८</text:span><text:span text:style-name="T6">॥</text:span><text:span text:style-name="T4"> <text:line-break/>हृदये च तथा कार्य्यं कण्ठे सूत्रद्वयं तथा । <text:s/><text:line-break/>लला</text:span><text:span text:style-name="T7">टे </text:span><text:span text:style-name="T4">चापरं का</text:span><text:span text:style-name="T7">र्यं</text:span><text:span text:style-name="T4"> मस्तके च तथा पर</text:span><text:span text:style-name="T7">म्</text:span><text:span text:style-name="T4"> ॥९</text:span><text:span text:style-name="T6">॥</text:span><text:span text:style-name="T4"> <text:line-break/>मुकुटोपरि क</text:span><text:span text:style-name="T7">र्त</text:span><text:span text:style-name="T4">व्यं सूत्रमेकं विचक्षणैः ।<text:line-break/></text:span><text:soft-page-break/><text:span text:style-name="T4">सूत्राण्यू</text:span><text:span text:style-name="T7">र्ध्वं</text:span><text:span text:style-name="T4"> प्रदेयानि सप्तैव कमलोद्भव <text:s/>॥१०</text:span><text:span text:style-name="T6">॥</text:span><text:span text:style-name="T4"> <text:line-break/>कक्षात्रिकान्तरेणैव घट् सूत्राणि प्रदापयेत् । <text:line-break/>मध्यसूत्रं तु सन्त्यज्य सूत्राण्येव निवेदयेत् ॥११</text:span><text:span text:style-name="T6">॥</text:span><text:span text:style-name="T4"> <text:line-break/>ललाटं नासिका वक्त्रं क</text:span><text:span text:style-name="T7">र्त</text:span><text:span text:style-name="T4">व्यञ्चतुरङ्गुल</text:span><text:span text:style-name="T7">म्</text:span><text:span text:style-name="T4"> ।<text:line-break/>ग्रीवाकर्णौ तु क</text:span><text:span text:style-name="T7">र्त</text:span><text:span text:style-name="T4">व्य</text:span><text:span text:style-name="T7">ावा</text:span><text:span text:style-name="T4">यामाच्चतुरङ्गुलौ ॥१२</text:span><text:span text:style-name="T6">॥</text:span><text:span text:style-name="T4"> <text:line-break/>द्व्यङ्गुले हनुके का</text:span><text:span text:style-name="T7">र्ये</text:span><text:span text:style-name="T4"> विस्ताराच्चि</text:span><text:span text:style-name="T7">बु</text:span><text:span text:style-name="T4">क</text:span><text:span text:style-name="T7">ं त</text:span><text:span text:style-name="T4">था । <text:line-break/>अष्टाङ्गुलं ललाट</text:span><text:span text:style-name="T8">ं तु</text:span><text:span text:style-name="T4"> विस्तारेण प्रकी</text:span><text:span text:style-name="T8">र्ति</text:span><text:span text:style-name="T4">तम् ॥१३</text:span><text:span text:style-name="T6">॥</text:span><text:span text:style-name="T4"> <text:line-break/>परेण द्व्यङ्गुलौ शङ्खौ क</text:span><text:span text:style-name="T8">र्त</text:span><text:span text:style-name="T4">व्यावलकान्वितौ ।<text:line-break/>चतुरङ्गुलमाख्यातमन्तरं कर्णनेत्रयोः ॥१४</text:span><text:span text:style-name="T6">॥</text:span><text:span text:style-name="T4"> <text:line-break/>द्व्यङ्गुलौ पृथुकौ कर्णौ कर्णापाङ्गा</text:span><text:span text:style-name="T8">र्ध</text:span><text:span text:style-name="T4">पञ्चमे । <text:line-break/>भ्रूसमेन तु सूत्रेण कर्णश्रोत्रं प्रकी</text:span><text:span text:style-name="T9">र्ति</text:span><text:span text:style-name="T4">तम् ॥१५</text:span><text:span text:style-name="T10">॥</text:span><text:span text:style-name="T4"> <text:line-break/>विद्धं षडङ्गुलं कर्णमविद्धञ्चतुरङ्गुलम् ।<text:line-break/>चिवुकेन समं विद्धमविद्धं वा ष</text:span><text:span text:style-name="T11">ड</text:span><text:span text:style-name="T4">ङ्गुलम् ॥१६</text:span><text:span text:style-name="T10">॥</text:span><text:span text:style-name="T4"> <text:line-break/>गन्धपात्रं तथा</text:span><text:span text:style-name="T12">ऽऽर्तं</text:span><text:span text:style-name="T4"> शष्कुलीं कल्पयेत्तथा । <text:line-break/>द्व्यङ्गुलेनाधरः कार्यस्तस्या</text:span><text:span text:style-name="T12">र्धे</text:span><text:span text:style-name="T4">नोत्तराधरः ॥१७</text:span><text:span text:style-name="T10">॥</text:span><text:span text:style-name="T4"> <text:line-break/>अ</text:span><text:span text:style-name="T12">र्धा</text:span><text:span text:style-name="T4">ङ्गुलं तथा नेत्रं <text:s/>व</text:span><text:span text:style-name="T12">क्त्र</text:span><text:span text:style-name="T4">न्तु चतुरङ्गुलम् ।<text:line-break/>आयामेन तु वैपुल्यात् सा</text:span><text:span text:style-name="T13">र्ध</text:span><text:span text:style-name="T4">मङ्गुलमुच्यते ॥१८</text:span><text:span text:style-name="T10">॥</text:span><text:span text:style-name="T4"> <text:line-break/>नासावंशसमुच्छ्रायं मूले त्वेकाङ्गुलं मतम् </text:span><text:span text:style-name="T13">।</text:span><text:span text:style-name="T4"><text:line-break/>उच्छ्राया</text:span><text:span text:style-name="T13">द्‌</text:span><text:span text:style-name="T4">द्व्यङ्गुलं चाग्रे करवीरोपमाः स्मृताः॥१९</text:span><text:span text:style-name="T10">॥</text:span><text:span text:style-name="T4"> <text:s/></text:span></text:p>
      <text:p text:style-name="P3">अन्तरं चक्षुषोः कार्यं चतुरङ्गुलमानतः<text:span text:style-name="T14">।</text:span><text:line-break/>द्व्यङ्गुलं <text:note text:id="ftn387" text:note-class="footnote"><text:note-citation>3</text:note-citation><text:note-body><text:p text:style-name="P7">चाक्षिकोणं च</text:p></text:note-body></text:note>चाक्षिको<text:span text:style-name="T15">शं </text:span>च द्व्यङ्गुलं चान्तरं तयोः ॥२०<text:span text:style-name="T16">॥</text:span> <text:line-break/>तारा नेत्रत्रिभागेण दृक्तारा पञ्चमांशिका <text:span text:style-name="T14">।</text:span></text:p>
      <text:p text:style-name="P3"><text:soft-page-break/>त्र्यङ्गुलं नेत्रविस्तारं द्रोणी चार्द्धाङ्गुला मता ॥२१<text:span text:style-name="T16">॥</text:span> <text:line-break/>त<text:span text:style-name="T14">त्प्र</text:span>माणा भ्रुवोर्लेखा भ्रुवौ चैव समे मते <text:span text:style-name="T14">।</text:span><text:line-break/>भ्रूमध्यं द्व्यङ्गुलं कार्यं भ्रूदैर्घ्यं चतुरङ्गुलम् <text:s/>॥२२<text:span text:style-name="T17">॥</text:span> <text:line-break/>ष<text:span text:style-name="T15">ड्विं</text:span>शदङ्गुलायाम<text:span text:style-name="T15">ं म</text:span>स्तकस्य तु वेष्टनम् <text:span text:style-name="T14">।</text:span> <text:line-break/>मू<text:span text:style-name="T15">र्ती</text:span>नां केशवादीनां द्वात्रिंशद्वेष्टनं भवेत् ॥२३<text:span text:style-name="T17">॥</text:span><text:line-break/>पञ्चनेत्रा त्वधोग्रीवा विस्ताराद्वेष्टनं पुनः <text:span text:style-name="T14">।</text:span> <text:line-break/>त्रिगुणं तु भवेदू<text:span text:style-name="T18">र्ध्वं </text:span>विस्तृताष्टाङ्गुलं पुनः ॥२<text:span text:style-name="T1">४॥</text:span> <text:s text:c="2"/><text:line-break/>ग्रीवात्रिगुणमायामं ग्रीवावक्षोन्तरं भवेत् <text:span text:style-name="T19">।</text:span><text:line-break/>स्कन्धावष्टाङ्गुलौ कार्यौ त्रिकलावंशकौ शुभौ ॥२<text:span text:style-name="T1">५॥</text:span> <text:line-break/>सप्तनेत्रौ स्मृतौ बाहू प्रबाहू षोडशाङ्गुलौ <text:span text:style-name="T19">।</text:span><text:line-break/><text:note text:id="ftn388" text:note-class="footnote"><text:note-citation>4</text:note-citation><text:note-body><text:p text:style-name="P8">त्रिकले</text:p></text:note-body></text:note>त्रिकलौ विस्तृतौ बाहू प्रबाहू चापि तत्समौ <text:span text:style-name="T19">॥२६॥</text:span> <text:s/><text:line-break/>बाहुदण्डो<text:span text:style-name="T19">र्ध्व</text:span>तो ज्ञेयः परिणाहः कला नव <text:span text:style-name="T19">।</text:span> <text:line-break/>सप्तदशाङ्गुलो मध्ये कूर्प्पारोर्द्धे च षोडश ॥२<text:span text:style-name="T1">७॥</text:span><text:line-break/>कूर्परस्य भवेन्नाहः त्रिगुणः कमलोद्भव <text:span text:style-name="T19">।</text:span><text:line-break/>नाहः प्रबाहुमध्ये तु षोडशाङ्गुल उच्यते ॥२<text:span text:style-name="T1">८॥</text:span> <text:line-break/>अग्रहस्ते परीणाहो द्वादशाङ्गुल उच्यते <text:span text:style-name="T20">।</text:span> <text:line-break/>विस्त<text:span text:style-name="T21">ा</text:span>रेण करतलं की<text:span text:style-name="T21">र्ति</text:span>तं तु षडङ्गुलम् ॥<text:span text:style-name="T1">२९॥</text:span> <text:s/><text:line-break/>दैर्घ्यं सप्ताङ्गुलं कार्यं मध्या प<text:span text:style-name="T21">ञ्चा</text:span>ङ्गुला मता <text:span text:style-name="T20">।</text:span> <text:line-break/>त<text:span text:style-name="T21">र्ज</text:span>न्यनामिका चैव तस्माद<text:span text:style-name="T21">र्धा</text:span>ङ्गुलं विना ॥३<text:span text:style-name="T1">०॥</text:span><text:line-break/>कनिष्ठाङ्गुष्ठकौ कार्यौ चतुरङ्गुलसम्मितौ <text:span text:style-name="T20">।</text:span> </text:p>
      <text:p text:style-name="P3">द्विपर्वो<text:span text:style-name="T22">ऽ</text:span>ङ्गुष्ठकः कार्यः शेषाङ्गुल्यस्त्रिपर्विकाः ॥३<text:span text:style-name="T1">१॥</text:span><text:line-break/>सर्वासां पर्वणो<text:span text:style-name="T22">ऽर्धे</text:span>न नखमानं विधीयते <text:span text:style-name="T23">।</text:span><text:line-break/><text:soft-page-break/>वक्षसो यत् प्रमाणन्तु जठरं तत्प्रमाणतः॥३<text:span text:style-name="T1">२॥</text:span> <text:line-break/>अङ्गुलैक<text:span text:style-name="T23">ा</text:span> भवेन्नाभी<text:span text:style-name="T23">र्</text:span>वेधेन च प्रमाणतः <text:span text:style-name="T23">।</text:span><text:line-break/>ततो मेढ्रान्तरं कार्यं तालमात्रं प्रमाणतः ॥३<text:span text:style-name="T1">३॥</text:span> <text:s/><text:line-break/><text:span text:style-name="T24">नाभिमध्ये </text:span><text:span text:style-name="T25">परी</text:span><text:span text:style-name="T24">णाहो द्विचत्वारिंशदङ्गुलैः </text:span><text:span text:style-name="T25">।</text:span><text:span text:style-name="T24"> <text:line-break/>अन्तरं </text:span><text:span text:style-name="T26">त्वनयोः</text:span><text:span text:style-name="T24"> का</text:span><text:span text:style-name="T26">र्यं</text:span><text:span text:style-name="T24"> तालमात्रं प्रमाणतः ॥३</text:span><text:span text:style-name="T27">४</text:span><text:span text:style-name="T28">॥</text:span><text:span text:style-name="T24"> </text:span><text:line-break/>चि<text:span text:style-name="T29">बु</text:span>कौ <text:s/>यवमानौ तु मण्डलं द्विपदं भवेत् <text:span text:style-name="T29">।</text:span><text:line-break/>चतुःषष्ट्यङ्गुलं कार्यं वेष्टनं वक्षसः स्फुटम् ॥३<text:span text:style-name="T1">५॥</text:span> <text:s text:c="2"/><text:line-break/>चतुर्मुखञ्च तदधो वेष्टनं परिकी<text:span text:style-name="T29">र्ति</text:span>तम् <text:span text:style-name="T29">।</text:span><text:line-break/>परिणाहस्तथा कट्या<text:span text:style-name="T29">श्</text:span>चतु<text:span text:style-name="T29">ष्</text:span>पञ्च<text:span text:style-name="T29">द</text:span>श<text:span text:style-name="T29">ा</text:span>ङ्गुलैः ॥३<text:span text:style-name="T1">६॥</text:span> <text:line-break/>विस्तारश्चोरुमूले तु प्रोच्यते द्वादश<text:span text:style-name="T29">ा</text:span>ङ्गुल<text:span text:style-name="T29">ैः</text:span> <text:span text:style-name="T29">।</text:span><text:line-break/>तस्मादभ्यधिकं मध्ये ततो निम्नतरं क्रमात् ॥३<text:span text:style-name="T1">७॥</text:span> <text:s text:c="2"/><text:line-break/>विस्तृताष्टाङ्गुलं जानु त्रिगुणा परिणाहतः <text:span text:style-name="T29">।</text:span><text:line-break/>जङ्घा मध्ये तु विस्तारः सप्ताङ्गुल उदाहृतः ॥३<text:span text:style-name="T1">८॥</text:span> <text:line-break/>त्रिगुणा परिधिश्चास्य जङ्घाग्रं पञ्चविस्तरात् <text:span text:style-name="T30">।</text:span><text:line-break/>त्रिगुण<text:span text:style-name="T30">ः</text:span> परिधिश्चास्य पादौ तालप्रमाणकौ ॥<text:span text:style-name="T1">३९॥</text:span> <text:line-break/>आयामादुत्थितौ पादौ चतुरङ्गुलमेव च <text:span text:style-name="T30">।</text:span><text:line-break/>गुल्फात्पूर्वं तु क<text:span text:style-name="T30">र्त</text:span>व्यं प्रमाणाच्चतुरङ्गुलम् ॥४<text:span text:style-name="T1">०॥</text:span> <text:s/><text:line-break/>त्रिकलं विस्तृतौ पादौ त्र्यङ्गुल<text:span text:style-name="T30">ौ</text:span> गुह्यकः स्मृतः <text:span text:style-name="T30">।</text:span> <text:s/><text:line-break/>पञ्चाङ्गुलस्तु नाहो<text:span text:style-name="T31">ऽ</text:span>स्य दीर्घा तद्वत्प्रदेशिनी ॥४<text:span text:style-name="T1">१॥</text:span> <text:line-break/>अष्टमाष्टांश<text:span text:style-name="T31">मध्योनाः</text:span> शेषाङ्गुल्यः क्रमेण तु <text:span text:style-name="T30">।</text:span><text:line-break/>सपादाङ्गुलमुत्सेधमङ्गुष्<text:span text:style-name="T31">ठ</text:span>स्य प्रकी<text:span text:style-name="T31">र्ति</text:span>त<text:span text:style-name="T31">म् ॥४२॥</text:span><text:line-break/><text:span text:style-name="T31">तदेव द्विगुणं</text:span> कार्यमङ्गुष्ठस्य नखं तथा <text:span text:style-name="T31">।</text:span></text:p>
      <text:p text:style-name="P1"><text:soft-page-break/>अ<text:span text:style-name="T31">र्धा</text:span>ङ्गुलं तथा<text:span text:style-name="T31">ऽ</text:span>न्यासां <text:s/>क्रमान्न्यूनं तु कारयेत् ॥४<text:span text:style-name="T1">३॥</text:span><text:line-break/><text:span text:style-name="T31">त्र्य</text:span>ङ्गुलौ वृषणौ कार्यौ मेढ्रं तु चतुरङ्गुलम् <text:s/><text:span text:style-name="T31">।</text:span><text:line-break/>परिणाहो<text:span text:style-name="T31">ऽ</text:span>त्र कोषाग्रं क<text:span text:style-name="T31">र्त</text:span>व्य<text:span text:style-name="T31">ं च</text:span>तुरङ्गुलम् ॥४<text:span text:style-name="T1">४॥</text:span> <text:line-break/>षडङ्गुलपरीणाहौ वृषणौ परिकी<text:span text:style-name="T31">र्ति</text:span>तौ <text:span text:style-name="T31">।</text:span><text:line-break/>प्रतिमा भूषणाढ्या स्यादेतदुद्देशलक्षणम् ॥४<text:span text:style-name="T1">५॥</text:span> <text:line-break/>अनयैव दिशा कार्यं लोके दृष्ट्वा तु लक्षणम् <text:s/><text:span text:style-name="T31">।</text:span><text:line-break/>दक्षिणे तु करे चक्रमधस्तात्पद्ममेव च ॥४<text:span text:style-name="T1">६॥</text:span> <text:line-break/>वामे शङ्खं गदा<text:span text:style-name="T31">ऽ</text:span>धस्ताद्वासुदेवस्य लक्षणात् <text:s/><text:span text:style-name="T31">।</text:span><text:line-break/>श्रीपुष्ट<text:span text:style-name="T31">ी</text:span> <text:span text:style-name="T31">चा</text:span>पि क<text:span text:style-name="T31">र्त</text:span>व्ये पद्मवीणाकरान्विते ॥४<text:span text:style-name="T1">७॥</text:span> <text:s text:c="2"/><text:line-break/>ऊरुमात्रोच्छितायामे मालाविद्याधरौ <text:s/>तथा <text:span text:style-name="T31">।</text:span><text:line-break/>प्रभामण्डलसंस्थौ तौ प्रभा हस्त्यादिभूषणा ॥४<text:span text:style-name="T1">८॥</text:span><text:line-break/>पद्माभं पादपीठ<text:span text:style-name="T1">ं तु</text:span> प्रतिमास्वेवमाचरेत् <text:s/>॥<text:span text:style-name="T1">४९॥</text:span></text:p>
      <text:p text:style-name="Text_20_body">इत्यादिमहापुराणे आग्नेये <text:span text:style-name="T1">वासुदेवादि</text:span>प्रतिमालक्षणं नाम चतुश्चत्वारिंशो<text:span text:style-name="T1">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/>
      <style:text-properties style:font-name="Sanskrit 2003" fo:font-family="'Sanskrit 2003'" style:font-family-generic="swiss" style:font-pitch="variable" fo:font-size="13pt" style:font-size-asian="13pt" style:font-name-complex="Sanskrit 2003" style:font-family-complex="'Sanskrit 2003'" style:font-family-generic-complex="swiss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5:11:50.920759741</meta:creation-date>
    <dc:date>2017-05-04T15:12:56.373178965</dc:date>
    <meta:editing-duration>PT1M5S</meta:editing-duration>
    <meta:editing-cycles>1</meta:editing-cycles>
    <meta:document-statistic meta:table-count="0" meta:image-count="0" meta:object-count="0" meta:page-count="5" meta:paragraph-count="11" meta:word-count="543" meta:character-count="2548" meta:non-whitespace-character-count="1926"/>
    <meta:generator>LibreOffice/5.1.6.2$Linux_X86_64 LibreOffice_project/10m0$Build-2</meta:generator>
  </office:meta>
</office:document-meta>
</file>